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Test Diff-18 Change</text:p>
          </table:table-cell>
          <table:table-cell table:style-name="ce2" table:content-validation-name="val2" office:value-type="string" calcext:value-type="string">
            <text:p>List of Values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Delete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17400" calcext:value-type="float">
            <text:p>17400</text:p>
          </table:table-cell>
          <table:table-cell table:style-name="ce5" office:value-type="string" calcext:value-type="string">
            <text:p>Test Diff-19 Changed</text:p>
          </table:table-cell>
          <table:table-cell table:number-columns-repeated="1020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